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b2b2b2" draw:marker-start-width="0.152cm" draw:marker-end-width="0.152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svg:stroke-color="#b2b2b2" draw:fill="none" draw:textarea-vertical-align="middle"/>
    </style:style>
    <style:style style:name="gr3" style:family="graphic" style:parent-style-name="objectwithoutfill">
      <style:graphic-properties svg:stroke-width="0.102cm" svg:stroke-color="#b2b2b2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cm" svg:stroke-color="#b2b2b2" draw:marker-start-width="0.201cm" draw:marker-end-width="0.201cm" draw:fill="none" draw:textarea-vertical-align="middle" fo:padding-top="0.126cm" fo:padding-bottom="0.126cm" fo:padding-left="0.251cm" fo:padding-right="0.251cm"/>
    </style:style>
    <style:style style:name="gr5" style:family="graphic" style:parent-style-name="standard">
      <style:graphic-properties svg:stroke-width="0.102cm" svg:stroke-color="#000000" draw:marker-start-width="0.152cm" draw:marker-end-width="0.152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000000" draw:marker-start-width="0.125cm" draw:marker-end-width="0.125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000000" draw:marker-start-width="0.152cm" draw:marker-end-width="0.152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000000" draw:marker-start-width="0.152cm" draw:marker-end-width="0.1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051cm" svg:stroke-color="#000000" draw:marker-start-width="0.076cm" draw:marker-end-width="0.0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000000" draw:marker-start-width="0.049cm" draw:marker-end-width="0.04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1cm" svg:stroke-color="#000000" draw:marker-start-width="0.077cm" draw:marker-end-width="0.077cm" draw:fill="none" draw:textarea-vertical-align="middle" fo:padding-top="0.152cm" fo:padding-bottom="0.152cm" fo:padding-left="0.277cm" fo:padding-right="0.277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ffffff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3" style:family="graphic" style:parent-style-name="objectwithoutfill">
      <style:graphic-properties draw:stroke="dash" draw:stroke-dash="Ultra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34cm" svg:height="3.34cm" svg:x="14.734cm" svg:y="13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4.965cm" svg:y1="13.985cm" svg:x2="14.965cm" svg:y2="17.325cm">
          <text:p/>
        </draw:line>
        <draw:line draw:style-name="gr2" draw:text-style-name="P1" draw:layer="layout" svg:x1="15.184cm" svg:y1="13.985cm" svg:x2="15.184cm" svg:y2="17.325cm">
          <text:p/>
        </draw:line>
        <draw:line draw:style-name="gr3" draw:text-style-name="P1" draw:layer="layout" svg:x1="15.404cm" svg:y1="13.985cm" svg:x2="15.404cm" svg:y2="17.325cm">
          <text:p/>
        </draw:line>
        <draw:line draw:style-name="gr2" draw:text-style-name="P1" draw:layer="layout" svg:x1="15.623cm" svg:y1="13.985cm" svg:x2="15.623cm" svg:y2="17.325cm">
          <text:p/>
        </draw:line>
        <draw:line draw:style-name="gr2" draw:text-style-name="P1" draw:layer="layout" svg:x1="15.842cm" svg:y1="13.985cm" svg:x2="15.842cm" svg:y2="17.325cm">
          <text:p/>
        </draw:line>
        <draw:line draw:style-name="gr3" draw:text-style-name="P1" draw:layer="layout" svg:x1="16.061cm" svg:y1="13.985cm" svg:x2="16.061cm" svg:y2="17.325cm">
          <text:p/>
        </draw:line>
        <draw:line draw:style-name="gr2" draw:text-style-name="P1" draw:layer="layout" svg:x1="16.28cm" svg:y1="13.985cm" svg:x2="16.28cm" svg:y2="17.325cm">
          <text:p/>
        </draw:line>
        <draw:line draw:style-name="gr2" draw:text-style-name="P1" draw:layer="layout" svg:x1="16.499cm" svg:y1="13.985cm" svg:x2="16.499cm" svg:y2="17.325cm">
          <text:p/>
        </draw:line>
        <draw:line draw:style-name="gr3" draw:text-style-name="P1" draw:layer="layout" svg:x1="16.718cm" svg:y1="13.985cm" svg:x2="16.718cm" svg:y2="17.325cm">
          <text:p/>
        </draw:line>
        <draw:line draw:style-name="gr2" draw:text-style-name="P1" draw:layer="layout" svg:x1="16.938cm" svg:y1="13.985cm" svg:x2="16.938cm" svg:y2="17.325cm">
          <text:p/>
        </draw:line>
        <draw:line draw:style-name="gr2" draw:text-style-name="P1" draw:layer="layout" svg:x1="17.157cm" svg:y1="13.985cm" svg:x2="17.157cm" svg:y2="17.325cm">
          <text:p/>
        </draw:line>
        <draw:line draw:style-name="gr3" draw:text-style-name="P1" draw:layer="layout" svg:x1="17.376cm" svg:y1="13.985cm" svg:x2="17.376cm" svg:y2="17.325cm">
          <text:p/>
        </draw:line>
        <draw:line draw:style-name="gr2" draw:text-style-name="P1" draw:layer="layout" svg:x1="17.595cm" svg:y1="13.985cm" svg:x2="17.595cm" svg:y2="17.325cm">
          <text:p/>
        </draw:line>
        <draw:line draw:style-name="gr2" draw:text-style-name="P1" draw:layer="layout" svg:x1="17.814cm" svg:y1="13.985cm" svg:x2="17.814cm" svg:y2="17.325cm">
          <text:p/>
        </draw:line>
        <draw:line draw:style-name="gr2" draw:text-style-name="P1" draw:layer="layout" svg:x1="18.088cm" svg:y1="13.985cm" svg:x2="18.088cm" svg:y2="17.325cm">
          <text:p/>
        </draw:line>
        <draw:line draw:style-name="gr3" draw:text-style-name="P1" draw:layer="layout" svg:x1="15.661cm" svg:y1="12.463cm" svg:x2="19.001cm" svg:y2="12.463cm">
          <text:p/>
        </draw:line>
        <draw:line draw:style-name="gr2" draw:text-style-name="P1" draw:layer="layout" svg:x1="14.717cm" svg:y1="13.93cm" svg:x2="15.662cm" svg:y2="12.454cm">
          <text:p/>
        </draw:line>
        <draw:line draw:style-name="gr3" draw:text-style-name="P1" draw:layer="layout" svg:x1="14.717cm" svg:y1="13.93cm" svg:x2="15.662cm" svg:y2="12.454cm">
          <text:p/>
        </draw:line>
        <draw:line draw:style-name="gr3" draw:text-style-name="P1" draw:layer="layout" svg:x1="19.001cm" svg:y1="12.454cm" svg:x2="19.001cm" svg:y2="15.794cm">
          <text:p/>
        </draw:line>
        <draw:line draw:style-name="gr3" draw:text-style-name="P1" draw:layer="layout" svg:x1="18.027cm" svg:y1="13.985cm" svg:x2="19.001cm" svg:y2="12.454cm">
          <text:p/>
        </draw:line>
        <draw:line draw:style-name="gr3" draw:text-style-name="P1" draw:layer="layout" svg:x1="19.001cm" svg:y1="15.794cm" svg:x2="18.027cm" svg:y2="17.325cm">
          <text:p/>
        </draw:line>
        <draw:line draw:style-name="gr2" draw:text-style-name="P1" draw:layer="layout" svg:x1="14.724cm" svg:y1="17.084cm" svg:x2="18.064cm" svg:y2="17.075cm">
          <text:p/>
        </draw:line>
        <draw:line draw:style-name="gr2" draw:text-style-name="P1" draw:layer="layout" svg:x1="14.723cm" svg:y1="16.865cm" svg:x2="18.063cm" svg:y2="16.856cm">
          <text:p/>
        </draw:line>
        <draw:line draw:style-name="gr3" draw:text-style-name="P1" draw:layer="layout" svg:x1="14.722cm" svg:y1="16.645cm" svg:x2="18.062cm" svg:y2="16.636cm">
          <text:p/>
        </draw:line>
        <draw:line draw:style-name="gr2" draw:text-style-name="P1" draw:layer="layout" svg:x1="14.722cm" svg:y1="16.426cm" svg:x2="18.062cm" svg:y2="16.417cm">
          <text:p/>
        </draw:line>
        <draw:line draw:style-name="gr2" draw:text-style-name="P1" draw:layer="layout" svg:x1="14.721cm" svg:y1="16.207cm" svg:x2="18.061cm" svg:y2="16.198cm">
          <text:p/>
        </draw:line>
        <draw:line draw:style-name="gr3" draw:text-style-name="P1" draw:layer="layout" svg:x1="14.721cm" svg:y1="15.988cm" svg:x2="18.061cm" svg:y2="15.979cm">
          <text:p/>
        </draw:line>
        <draw:line draw:style-name="gr2" draw:text-style-name="P1" draw:layer="layout" svg:x1="14.72cm" svg:y1="15.769cm" svg:x2="18.06cm" svg:y2="15.76cm">
          <text:p/>
        </draw:line>
        <draw:line draw:style-name="gr2" draw:text-style-name="P1" draw:layer="layout" svg:x1="14.72cm" svg:y1="15.55cm" svg:x2="18.06cm" svg:y2="15.541cm">
          <text:p/>
        </draw:line>
        <draw:line draw:style-name="gr3" draw:text-style-name="P1" draw:layer="layout" svg:x1="14.719cm" svg:y1="15.33cm" svg:x2="18.059cm" svg:y2="15.321cm">
          <text:p/>
        </draw:line>
        <draw:line draw:style-name="gr2" draw:text-style-name="P1" draw:layer="layout" svg:x1="14.718cm" svg:y1="15.111cm" svg:x2="18.058cm" svg:y2="15.102cm">
          <text:p/>
        </draw:line>
        <draw:line draw:style-name="gr2" draw:text-style-name="P1" draw:layer="layout" svg:x1="14.718cm" svg:y1="14.892cm" svg:x2="18.058cm" svg:y2="14.883cm">
          <text:p/>
        </draw:line>
        <draw:line draw:style-name="gr3" draw:text-style-name="P1" draw:layer="layout" svg:x1="14.717cm" svg:y1="14.673cm" svg:x2="18.057cm" svg:y2="14.664cm">
          <text:p/>
        </draw:line>
        <draw:line draw:style-name="gr2" draw:text-style-name="P1" draw:layer="layout" svg:x1="14.717cm" svg:y1="14.454cm" svg:x2="18.057cm" svg:y2="14.445cm">
          <text:p/>
        </draw:line>
        <draw:line draw:style-name="gr2" draw:text-style-name="P1" draw:layer="layout" svg:x1="14.716cm" svg:y1="14.235cm" svg:x2="18.056cm" svg:y2="14.226cm">
          <text:p/>
        </draw:line>
        <draw:line draw:style-name="gr2" draw:text-style-name="P1" draw:layer="layout" svg:x1="15.876cm" svg:y1="12.43cm" svg:x2="14.965cm" svg:y2="13.919cm">
          <text:p/>
        </draw:line>
        <draw:line draw:style-name="gr2" draw:text-style-name="P1" draw:layer="layout" svg:x1="16.095cm" svg:y1="12.43cm" svg:x2="15.184cm" svg:y2="13.919cm">
          <text:p/>
        </draw:line>
        <draw:line draw:style-name="gr3" draw:text-style-name="P1" draw:layer="layout" svg:x1="16.314cm" svg:y1="12.43cm" svg:x2="15.403cm" svg:y2="13.919cm">
          <text:p/>
        </draw:line>
        <draw:line draw:style-name="gr2" draw:text-style-name="P1" draw:layer="layout" svg:x1="16.533cm" svg:y1="12.43cm" svg:x2="15.622cm" svg:y2="13.919cm">
          <text:p/>
        </draw:line>
        <draw:line draw:style-name="gr2" draw:text-style-name="P1" draw:layer="layout" svg:x1="16.752cm" svg:y1="12.43cm" svg:x2="15.841cm" svg:y2="13.919cm">
          <text:p/>
        </draw:line>
        <draw:line draw:style-name="gr3" draw:text-style-name="P1" draw:layer="layout" svg:x1="16.971cm" svg:y1="12.43cm" svg:x2="16.06cm" svg:y2="13.919cm">
          <text:p/>
        </draw:line>
        <draw:line draw:style-name="gr2" draw:text-style-name="P1" draw:layer="layout" svg:x1="17.19cm" svg:y1="12.43cm" svg:x2="16.279cm" svg:y2="13.919cm">
          <text:p/>
        </draw:line>
        <draw:line draw:style-name="gr2" draw:text-style-name="P1" draw:layer="layout" svg:x1="17.409cm" svg:y1="12.43cm" svg:x2="16.498cm" svg:y2="13.919cm">
          <text:p/>
        </draw:line>
        <draw:line draw:style-name="gr3" draw:text-style-name="P1" draw:layer="layout" svg:x1="17.628cm" svg:y1="12.43cm" svg:x2="16.717cm" svg:y2="13.919cm">
          <text:p/>
        </draw:line>
        <draw:line draw:style-name="gr2" draw:text-style-name="P1" draw:layer="layout" svg:x1="17.847cm" svg:y1="12.43cm" svg:x2="16.936cm" svg:y2="13.919cm">
          <text:p/>
        </draw:line>
        <draw:line draw:style-name="gr2" draw:text-style-name="P1" draw:layer="layout" svg:x1="18.066cm" svg:y1="12.43cm" svg:x2="17.155cm" svg:y2="13.919cm">
          <text:p/>
        </draw:line>
        <draw:line draw:style-name="gr3" draw:text-style-name="P1" draw:layer="layout" svg:x1="18.285cm" svg:y1="12.43cm" svg:x2="17.374cm" svg:y2="13.919cm">
          <text:p/>
        </draw:line>
        <draw:line draw:style-name="gr2" draw:text-style-name="P1" draw:layer="layout" svg:x1="18.504cm" svg:y1="12.43cm" svg:x2="17.593cm" svg:y2="13.919cm">
          <text:p/>
        </draw:line>
        <draw:line draw:style-name="gr2" draw:text-style-name="P1" draw:layer="layout" svg:x1="18.723cm" svg:y1="12.43cm" svg:x2="17.812cm" svg:y2="13.919cm">
          <text:p/>
        </draw:line>
        <draw:line draw:style-name="gr2" draw:text-style-name="P1" draw:layer="layout" svg:x1="14.833cm" svg:y1="13.741cm" svg:x2="18.178cm" svg:y2="13.734cm">
          <text:p/>
        </draw:line>
        <draw:line draw:style-name="gr3" draw:text-style-name="P1" draw:layer="layout" svg:x1="14.954cm" svg:y1="13.556cm" svg:x2="18.299cm" svg:y2="13.549cm">
          <text:p/>
        </draw:line>
        <draw:line draw:style-name="gr2" draw:text-style-name="P1" draw:layer="layout" svg:x1="15.075cm" svg:y1="13.372cm" svg:x2="18.42cm" svg:y2="13.365cm">
          <text:p/>
        </draw:line>
        <draw:line draw:style-name="gr3" draw:text-style-name="P1" draw:layer="layout" svg:x1="15.195cm" svg:y1="13.187cm" svg:x2="18.54cm" svg:y2="13.18cm">
          <text:p/>
        </draw:line>
        <draw:line draw:style-name="gr4" draw:text-style-name="P1" draw:layer="layout" svg:x1="15.316cm" svg:y1="13.003cm" svg:x2="18.661cm" svg:y2="12.996cm">
          <text:p/>
        </draw:line>
        <draw:line draw:style-name="gr3" draw:text-style-name="P1" draw:layer="layout" svg:x1="15.437cm" svg:y1="12.818cm" svg:x2="18.782cm" svg:y2="12.811cm">
          <text:p/>
        </draw:line>
        <draw:line draw:style-name="gr2" draw:text-style-name="P1" draw:layer="layout" svg:x1="15.557cm" svg:y1="12.634cm" svg:x2="18.902cm" svg:y2="12.627cm">
          <text:p/>
        </draw:line>
        <draw:line draw:style-name="gr2" draw:text-style-name="P1" draw:layer="layout" svg:x1="18.166cm" svg:y1="13.706cm" svg:x2="18.166cm" svg:y2="17.046cm">
          <text:p/>
        </draw:line>
        <draw:line draw:style-name="gr3" draw:text-style-name="P1" draw:layer="layout" svg:x1="18.276cm" svg:y1="13.542cm" svg:x2="18.276cm" svg:y2="16.907cm">
          <text:p/>
        </draw:line>
        <draw:line draw:style-name="gr2" draw:text-style-name="P1" draw:layer="layout" svg:x1="18.385cm" svg:y1="13.378cm" svg:x2="18.385cm" svg:y2="16.743cm">
          <text:p/>
        </draw:line>
        <draw:line draw:style-name="gr3" draw:text-style-name="P1" draw:layer="layout" svg:x1="18.549cm" svg:y1="13.158cm" svg:x2="18.549cm" svg:y2="16.523cm">
          <text:p/>
        </draw:line>
        <draw:line draw:style-name="gr2" draw:text-style-name="P1" draw:layer="layout" svg:x1="18.659cm" svg:y1="12.994cm" svg:x2="18.659cm" svg:y2="16.359cm">
          <text:p/>
        </draw:line>
        <draw:line draw:style-name="gr3" draw:text-style-name="P1" draw:layer="layout" svg:x1="18.769cm" svg:y1="12.83cm" svg:x2="18.769cm" svg:y2="16.195cm">
          <text:p/>
        </draw:line>
        <draw:line draw:style-name="gr2" draw:text-style-name="P1" draw:layer="layout" svg:x1="18.878cm" svg:y1="12.665cm" svg:x2="18.878cm" svg:y2="16.03cm">
          <text:p/>
        </draw:line>
        <draw:line draw:style-name="gr2" draw:text-style-name="P1" draw:layer="layout" svg:x1="18.056cm" svg:y1="14.276cm" svg:x2="19.001cm" svg:y2="12.732cm">
          <text:p/>
        </draw:line>
        <draw:line draw:style-name="gr2" draw:text-style-name="P1" draw:layer="layout" svg:x1="18.056cm" svg:y1="14.495cm" svg:x2="19.001cm" svg:y2="12.951cm">
          <text:p/>
        </draw:line>
        <draw:line draw:style-name="gr3" draw:text-style-name="P1" draw:layer="layout" svg:x1="18.056cm" svg:y1="14.715cm" svg:x2="19.001cm" svg:y2="13.171cm">
          <text:p/>
        </draw:line>
        <draw:line draw:style-name="gr2" draw:text-style-name="P1" draw:layer="layout" svg:x1="18.056cm" svg:y1="14.934cm" svg:x2="19.001cm" svg:y2="13.39cm">
          <text:p/>
        </draw:line>
        <draw:line draw:style-name="gr2" draw:text-style-name="P1" draw:layer="layout" svg:x1="18.056cm" svg:y1="15.153cm" svg:x2="19.001cm" svg:y2="13.609cm">
          <text:p/>
        </draw:line>
        <draw:line draw:style-name="gr3" draw:text-style-name="P1" draw:layer="layout" svg:x1="18.056cm" svg:y1="15.372cm" svg:x2="19.001cm" svg:y2="13.828cm">
          <text:p/>
        </draw:line>
        <draw:line draw:style-name="gr2" draw:text-style-name="P1" draw:layer="layout" svg:x1="18.056cm" svg:y1="15.591cm" svg:x2="19.001cm" svg:y2="14.047cm">
          <text:p/>
        </draw:line>
        <draw:line draw:style-name="gr2" draw:text-style-name="P1" draw:layer="layout" svg:x1="18.056cm" svg:y1="15.81cm" svg:x2="19.001cm" svg:y2="14.266cm">
          <text:p/>
        </draw:line>
        <draw:line draw:style-name="gr3" draw:text-style-name="P1" draw:layer="layout" svg:x1="18.056cm" svg:y1="16.029cm" svg:x2="19.001cm" svg:y2="14.485cm">
          <text:p/>
        </draw:line>
        <draw:line draw:style-name="gr2" draw:text-style-name="P1" draw:layer="layout" svg:x1="18.056cm" svg:y1="16.249cm" svg:x2="19.001cm" svg:y2="14.705cm">
          <text:p/>
        </draw:line>
        <draw:line draw:style-name="gr2" draw:text-style-name="P1" draw:layer="layout" svg:x1="18.056cm" svg:y1="16.468cm" svg:x2="19.001cm" svg:y2="14.924cm">
          <text:p/>
        </draw:line>
        <draw:line draw:style-name="gr3" draw:text-style-name="P1" draw:layer="layout" svg:x1="18.056cm" svg:y1="16.687cm" svg:x2="19.001cm" svg:y2="15.143cm">
          <text:p/>
        </draw:line>
        <draw:line draw:style-name="gr2" draw:text-style-name="P1" draw:layer="layout" svg:x1="18.056cm" svg:y1="16.906cm" svg:x2="19.001cm" svg:y2="15.362cm">
          <text:p/>
        </draw:line>
        <draw:line draw:style-name="gr2" draw:text-style-name="P1" draw:layer="layout" svg:x1="18.056cm" svg:y1="17.125cm" svg:x2="19.001cm" svg:y2="15.581cm">
          <text:p/>
        </draw:line>
        <draw:line draw:style-name="gr2" draw:text-style-name="P1" draw:layer="layout" svg:x1="18.056cm" svg:y1="16.906cm" svg:x2="19.001cm" svg:y2="15.362cm">
          <text:p/>
        </draw:line>
        <draw:g>
          <draw:custom-shape draw:style-name="gr5" draw:text-style-name="P1" draw:layer="layout" svg:width="6.188cm" svg:height="6.187cm" svg:x="4.878cm" svg:y="15.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4.888cm" svg:y1="15.63cm" svg:x2="7.072cm" svg:y2="13.446cm">
            <text:p/>
          </draw:line>
          <draw:line draw:style-name="gr7" draw:text-style-name="P1" draw:layer="layout" svg:x1="11.075cm" svg:y1="15.63cm" svg:x2="13.259cm" svg:y2="13.446cm">
            <text:p/>
          </draw:line>
          <draw:line draw:style-name="gr8" draw:text-style-name="P1" draw:layer="layout" svg:x1="7.072cm" svg:y1="13.446cm" svg:x2="13.259cm" svg:y2="13.446cm">
            <text:p/>
          </draw:line>
          <draw:line draw:style-name="gr7" draw:text-style-name="P1" draw:layer="layout" svg:x1="11.092cm" svg:y1="21.792cm" svg:x2="13.317cm" svg:y2="19.567cm">
            <text:p/>
          </draw:line>
          <draw:line draw:style-name="gr8" draw:text-style-name="P1" draw:layer="layout" svg:x1="13.259cm" svg:y1="13.446cm" svg:x2="13.259cm" svg:y2="19.567cm">
            <text:p/>
          </draw:line>
          <draw:line draw:style-name="gr9" draw:text-style-name="P1" draw:layer="layout" svg:x1="5.373cm" svg:y1="15.63cm" svg:x2="5.373cm" svg:y2="21.817cm">
            <text:p/>
          </draw:line>
          <draw:line draw:style-name="gr9" draw:text-style-name="P1" draw:layer="layout" svg:x1="5.946cm" svg:y1="15.63cm" svg:x2="5.946cm" svg:y2="21.817cm">
            <text:p/>
          </draw:line>
          <draw:line draw:style-name="gr9" draw:text-style-name="P1" draw:layer="layout" svg:x1="5.373cm" svg:y1="15.63cm" svg:x2="5.373cm" svg:y2="21.817cm">
            <text:p/>
          </draw:line>
          <draw:line draw:style-name="gr9" draw:text-style-name="P1" draw:layer="layout" svg:x1="8.238cm" svg:y1="15.63cm" svg:x2="8.238cm" svg:y2="21.817cm">
            <text:p/>
          </draw:line>
          <draw:line draw:style-name="gr9" draw:text-style-name="P1" draw:layer="layout" svg:x1="7.665cm" svg:y1="15.63cm" svg:x2="7.665cm" svg:y2="21.817cm">
            <text:p/>
          </draw:line>
          <draw:line draw:style-name="gr9" draw:text-style-name="P1" draw:layer="layout" svg:x1="7.092cm" svg:y1="15.63cm" svg:x2="7.092cm" svg:y2="21.817cm">
            <text:p/>
          </draw:line>
          <draw:line draw:style-name="gr9" draw:text-style-name="P1" draw:layer="layout" svg:x1="6.519cm" svg:y1="15.63cm" svg:x2="6.519cm" svg:y2="21.817cm">
            <text:p/>
          </draw:line>
          <draw:line draw:style-name="gr10" draw:text-style-name="P1" draw:layer="layout" svg:x1="8.263cm" svg:y1="15.666cm" svg:x2="10.447cm" svg:y2="13.482cm">
            <text:p/>
          </draw:line>
          <draw:line draw:style-name="gr9" draw:text-style-name="P1" draw:layer="layout" svg:x1="8.847cm" svg:y1="15.666cm" svg:x2="8.847cm" svg:y2="21.853cm">
            <text:p/>
          </draw:line>
          <draw:line draw:style-name="gr9" draw:text-style-name="P1" draw:layer="layout" svg:x1="9.421cm" svg:y1="15.666cm" svg:x2="9.421cm" svg:y2="21.853cm">
            <text:p/>
          </draw:line>
          <draw:line draw:style-name="gr9" draw:text-style-name="P1" draw:layer="layout" svg:x1="10.567cm" svg:y1="15.666cm" svg:x2="10.567cm" svg:y2="21.853cm">
            <text:p/>
          </draw:line>
          <draw:line draw:style-name="gr9" draw:text-style-name="P1" draw:layer="layout" svg:x1="9.994cm" svg:y1="15.666cm" svg:x2="9.994cm" svg:y2="21.853cm">
            <text:p/>
          </draw:line>
          <draw:line draw:style-name="gr10" draw:text-style-name="P1" draw:layer="layout" svg:x1="5.361cm" svg:y1="15.63cm" svg:x2="7.545cm" svg:y2="13.446cm">
            <text:p/>
          </draw:line>
          <draw:line draw:style-name="gr10" draw:text-style-name="P1" draw:layer="layout" svg:x1="5.934cm" svg:y1="15.63cm" svg:x2="8.118cm" svg:y2="13.446cm">
            <text:p/>
          </draw:line>
          <draw:line draw:style-name="gr10" draw:text-style-name="P1" draw:layer="layout" svg:x1="6.508cm" svg:y1="15.63cm" svg:x2="8.692cm" svg:y2="13.446cm">
            <text:p/>
          </draw:line>
          <draw:line draw:style-name="gr10" draw:text-style-name="P1" draw:layer="layout" svg:x1="7.081cm" svg:y1="15.63cm" svg:x2="9.265cm" svg:y2="13.446cm">
            <text:p/>
          </draw:line>
          <draw:line draw:style-name="gr10" draw:text-style-name="P1" draw:layer="layout" svg:x1="7.654cm" svg:y1="15.63cm" svg:x2="9.838cm" svg:y2="13.446cm">
            <text:p/>
          </draw:line>
          <draw:line draw:style-name="gr10" draw:text-style-name="P1" draw:layer="layout" svg:x1="7.081cm" svg:y1="15.63cm" svg:x2="9.265cm" svg:y2="13.446cm">
            <text:p/>
          </draw:line>
          <draw:line draw:style-name="gr10" draw:text-style-name="P1" draw:layer="layout" svg:x1="8.8cm" svg:y1="15.63cm" svg:x2="10.984cm" svg:y2="13.446cm">
            <text:p/>
          </draw:line>
          <draw:line draw:style-name="gr10" draw:text-style-name="P1" draw:layer="layout" svg:x1="9.373cm" svg:y1="15.63cm" svg:x2="11.557cm" svg:y2="13.446cm">
            <text:p/>
          </draw:line>
          <draw:line draw:style-name="gr10" draw:text-style-name="P1" draw:layer="layout" svg:x1="9.947cm" svg:y1="15.63cm" svg:x2="12.131cm" svg:y2="13.446cm">
            <text:p/>
          </draw:line>
          <draw:line draw:style-name="gr10" draw:text-style-name="P1" draw:layer="layout" svg:x1="10.52cm" svg:y1="15.63cm" svg:x2="12.704cm" svg:y2="13.446cm">
            <text:p/>
          </draw:line>
          <draw:line draw:style-name="gr9" draw:text-style-name="P1" draw:layer="layout" svg:x1="11.427cm" svg:y1="15.237cm" svg:x2="11.427cm" svg:y2="21.421cm">
            <text:p/>
          </draw:line>
          <draw:line draw:style-name="gr9" draw:text-style-name="P1" draw:layer="layout" svg:x1="5.252cm" svg:y1="15.266cm" svg:x2="11.439cm" svg:y2="15.266cm">
            <text:p/>
          </draw:line>
          <draw:line draw:style-name="gr9" draw:text-style-name="P1" draw:layer="layout" svg:x1="4.866cm" svg:y1="16.169cm" svg:x2="11.053cm" svg:y2="16.169cm">
            <text:p/>
          </draw:line>
          <draw:line draw:style-name="gr9" draw:text-style-name="P1" draw:layer="layout" svg:x1="4.866cm" svg:y1="16.742cm" svg:x2="11.053cm" svg:y2="16.742cm">
            <text:p/>
          </draw:line>
          <draw:line draw:style-name="gr9" draw:text-style-name="P1" draw:layer="layout" svg:x1="4.866cm" svg:y1="17.315cm" svg:x2="11.053cm" svg:y2="17.315cm">
            <text:p/>
          </draw:line>
          <draw:line draw:style-name="gr9" draw:text-style-name="P1" draw:layer="layout" svg:x1="4.866cm" svg:y1="17.888cm" svg:x2="11.053cm" svg:y2="17.888cm">
            <text:p/>
          </draw:line>
          <draw:line draw:style-name="gr9" draw:text-style-name="P1" draw:layer="layout" svg:x1="4.866cm" svg:y1="18.461cm" svg:x2="11.053cm" svg:y2="18.461cm">
            <text:p/>
          </draw:line>
          <draw:line draw:style-name="gr9" draw:text-style-name="P1" draw:layer="layout" svg:x1="4.866cm" svg:y1="19.034cm" svg:x2="11.053cm" svg:y2="19.034cm">
            <text:p/>
          </draw:line>
          <draw:line draw:style-name="gr9" draw:text-style-name="P1" draw:layer="layout" svg:x1="4.866cm" svg:y1="19.608cm" svg:x2="11.053cm" svg:y2="19.608cm">
            <text:p/>
          </draw:line>
          <draw:line draw:style-name="gr9" draw:text-style-name="P1" draw:layer="layout" svg:x1="4.866cm" svg:y1="20.181cm" svg:x2="11.053cm" svg:y2="20.181cm">
            <text:p/>
          </draw:line>
          <draw:line draw:style-name="gr9" draw:text-style-name="P1" draw:layer="layout" svg:x1="4.866cm" svg:y1="20.754cm" svg:x2="11.053cm" svg:y2="20.754cm">
            <text:p/>
          </draw:line>
          <draw:line draw:style-name="gr9" draw:text-style-name="P1" draw:layer="layout" svg:x1="4.866cm" svg:y1="21.327cm" svg:x2="11.053cm" svg:y2="21.327cm">
            <text:p/>
          </draw:line>
          <draw:line draw:style-name="gr9" draw:text-style-name="P1" draw:layer="layout" svg:x1="4.866cm" svg:y1="20.754cm" svg:x2="11.053cm" svg:y2="20.754cm">
            <text:p/>
          </draw:line>
          <draw:line draw:style-name="gr11" draw:text-style-name="P1" draw:layer="layout" svg:x1="11.119cm" svg:y1="16.145cm" svg:x2="13.285cm" svg:y2="13.979cm">
            <text:p/>
          </draw:line>
          <draw:line draw:style-name="gr11" draw:text-style-name="P1" draw:layer="layout" svg:x1="11.119cm" svg:y1="16.753cm" svg:x2="13.285cm" svg:y2="14.587cm">
            <text:p/>
          </draw:line>
          <draw:line draw:style-name="gr11" draw:text-style-name="P1" draw:layer="layout" svg:x1="11.119cm" svg:y1="17.361cm" svg:x2="13.285cm" svg:y2="15.195cm">
            <text:p/>
          </draw:line>
          <draw:line draw:style-name="gr11" draw:text-style-name="P1" draw:layer="layout" svg:x1="11.119cm" svg:y1="17.884cm" svg:x2="13.246cm" svg:y2="15.757cm">
            <text:p/>
          </draw:line>
          <draw:line draw:style-name="gr11" draw:text-style-name="P1" draw:layer="layout" svg:x1="11.119cm" svg:y1="18.482cm" svg:x2="13.246cm" svg:y2="16.355cm">
            <text:p/>
          </draw:line>
          <draw:line draw:style-name="gr11" draw:text-style-name="P1" draw:layer="layout" svg:x1="11.119cm" svg:y1="19.079cm" svg:x2="13.246cm" svg:y2="16.952cm">
            <text:p/>
          </draw:line>
          <draw:line draw:style-name="gr11" draw:text-style-name="P1" draw:layer="layout" svg:x1="11.126cm" svg:y1="19.61cm" svg:x2="13.301cm" svg:y2="17.435cm">
            <text:p/>
          </draw:line>
          <draw:line draw:style-name="gr11" draw:text-style-name="P1" draw:layer="layout" svg:x1="11.119cm" svg:y1="20.202cm" svg:x2="13.201cm" svg:y2="18.12cm">
            <text:p/>
          </draw:line>
          <draw:line draw:style-name="gr11" draw:text-style-name="P1" draw:layer="layout" svg:x1="11.119cm" svg:y1="20.787cm" svg:x2="13.201cm" svg:y2="18.705cm">
            <text:p/>
          </draw:line>
          <draw:line draw:style-name="gr11" draw:text-style-name="P1" draw:layer="layout" svg:x1="11.119cm" svg:y1="21.371cm" svg:x2="13.201cm" svg:y2="19.289cm">
            <text:p/>
          </draw:line>
          <draw:line draw:style-name="gr11" draw:text-style-name="P1" draw:layer="layout" svg:x1="11.119cm" svg:y1="20.787cm" svg:x2="13.201cm" svg:y2="18.705cm">
            <text:p/>
          </draw:line>
          <draw:line draw:style-name="gr9" draw:text-style-name="P1" draw:layer="layout" svg:x1="5.552cm" svg:y1="14.966cm" svg:x2="11.739cm" svg:y2="14.966cm">
            <text:p/>
          </draw:line>
          <draw:line draw:style-name="gr9" draw:text-style-name="P1" draw:layer="layout" svg:x1="11.727cm" svg:y1="14.937cm" svg:x2="11.727cm" svg:y2="21.121cm">
            <text:p/>
          </draw:line>
          <draw:line draw:style-name="gr9" draw:text-style-name="P1" draw:layer="layout" svg:x1="5.852cm" svg:y1="14.666cm" svg:x2="12.039cm" svg:y2="14.666cm">
            <text:p/>
          </draw:line>
          <draw:line draw:style-name="gr9" draw:text-style-name="P1" draw:layer="layout" svg:x1="12.027cm" svg:y1="14.637cm" svg:x2="12.027cm" svg:y2="20.821cm">
            <text:p/>
          </draw:line>
          <draw:line draw:style-name="gr9" draw:text-style-name="P1" draw:layer="layout" svg:x1="6.152cm" svg:y1="14.366cm" svg:x2="12.339cm" svg:y2="14.366cm">
            <text:p/>
          </draw:line>
          <draw:line draw:style-name="gr9" draw:text-style-name="P1" draw:layer="layout" svg:x1="12.327cm" svg:y1="14.337cm" svg:x2="12.327cm" svg:y2="20.521cm">
            <text:p/>
          </draw:line>
          <draw:line draw:style-name="gr9" draw:text-style-name="P1" draw:layer="layout" svg:x1="6.452cm" svg:y1="14.066cm" svg:x2="12.639cm" svg:y2="14.066cm">
            <text:p/>
          </draw:line>
          <draw:line draw:style-name="gr9" draw:text-style-name="P1" draw:layer="layout" svg:x1="12.627cm" svg:y1="14.037cm" svg:x2="12.627cm" svg:y2="20.221cm">
            <text:p/>
          </draw:line>
          <draw:line draw:style-name="gr9" draw:text-style-name="P1" draw:layer="layout" svg:x1="6.752cm" svg:y1="13.766cm" svg:x2="12.939cm" svg:y2="13.766cm">
            <text:p/>
          </draw:line>
          <draw:line draw:style-name="gr9" draw:text-style-name="P1" draw:layer="layout" svg:x1="12.927cm" svg:y1="13.737cm" svg:x2="12.927cm" svg:y2="19.921cm">
            <text:p/>
          </draw:line>
        </draw:g>
        <draw:custom-shape draw:style-name="gr12" draw:text-style-name="P1" draw:layer="layout" svg:width="0.737cm" svg:height="0.737cm" svg:x="15.368cm" svg:y="14.614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5.732cm" svg:y1="14.97cm" svg:x2="13.446cm" svg:y2="16.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n </meta:initial-creator>
    <meta:creation-date>2015-09-13T20:50:28.650757920</meta:creation-date>
    <dc:date>2015-09-14T19:08:59.408676836</dc:date>
    <dc:creator>Ashwin </dc:creator>
    <meta:editing-duration>PT4M33S</meta:editing-duration>
    <meta:editing-cycles>4</meta:editing-cycles>
    <meta:generator>LibreOffice/4.2.8.2$Linux_X86_64 LibreOffice_project/420m0$Build-2</meta:generator>
    <meta:document-statistic meta:object-count="144"/>
  </office:meta>
</office:document-meta>
</file>